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5d650" officeooo:paragraph-rsid="0015d650"/>
    </style:style>
    <style:style style:name="P2" style:family="paragraph" style:parent-style-name="Heading_20_1">
      <style:text-properties officeooo:rsid="00160225" officeooo:paragraph-rsid="00160225"/>
    </style:style>
    <style:style style:name="P3" style:family="paragraph" style:parent-style-name="Text_20_body">
      <style:text-properties fo:font-style="italic" officeooo:rsid="0015d650" officeooo:paragraph-rsid="0015d650" style:font-style-asian="italic" style:font-style-complex="italic"/>
    </style:style>
    <style:style style:name="P4" style:family="paragraph" style:parent-style-name="Text_20_body">
      <style:text-properties fo:font-style="italic" officeooo:rsid="00160225" officeooo:paragraph-rsid="00160225" style:font-style-asian="italic" style:font-style-complex="italic"/>
    </style:style>
    <style:style style:name="P5" style:family="paragraph" style:parent-style-name="Text_20_body">
      <style:text-properties fo:font-style="italic" officeooo:rsid="00179419" officeooo:paragraph-rsid="00179419" style:font-style-asian="italic" style:font-style-complex="italic"/>
    </style:style>
    <style:style style:name="P6" style:family="paragraph" style:parent-style-name="Text_20_body">
      <style:text-properties fo:font-style="normal" officeooo:rsid="0015d650" officeooo:paragraph-rsid="0015d650" style:font-style-asian="normal" style:font-style-complex="normal"/>
    </style:style>
    <style:style style:name="P7" style:family="paragraph" style:parent-style-name="Text_20_body">
      <style:text-properties fo:font-style="normal" officeooo:rsid="00160225" officeooo:paragraph-rsid="00160225" style:font-style-asian="normal" style:font-style-complex="normal"/>
    </style:style>
    <style:style style:name="P8" style:family="paragraph" style:parent-style-name="Text_20_body">
      <style:text-properties fo:font-style="normal" officeooo:rsid="00179419" officeooo:paragraph-rsid="00179419" style:font-style-asian="normal" style:font-style-complex="normal"/>
    </style:style>
    <style:style style:name="P9" style:family="paragraph" style:parent-style-name="Text_20_body">
      <style:text-properties officeooo:rsid="00160225" officeooo:paragraph-rsid="00160225"/>
    </style:style>
    <style:style style:name="T1" style:family="text">
      <style:text-properties officeooo:rsid="0015d650"/>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text:span text:style-name="T1">Transcriptions entetiens M-A &amp; L</text:span></text:p>
      <text:p text:style-name="Text_20_body"/>
      <text:p text:style-name="Text_20_body"/>
      <text:p text:style-name="Text_20_body"/>
      <text:h text:style-name="P1" text:outline-level="1">Entretien 1</text:h>
      <text:p text:style-name="P9">*Distributeur de gâteaux Stendhal*</text:p>
      <text:p text:style-name="P9"/>
      <text:p text:style-name="P3">Est-ce que tu peux nous parler de ton expérience avec les machines à café ? La dernière fois que tu en as utilisé une.</text:p>
      <text:p text:style-name="P3"><text:span text:style-name="T2">Heuuu...c’est cool quoi, c’est bien</text:span></text:p>
      <text:p text:style-name="P3">Est-ce que tu as une raison spécifique pour venir à cette machine et pas une autre ?</text:p>
      <text:p text:style-name="P6">Disons que c’est plus pratique parce que elle est dans mon batiment.</text:p>
      <text:p text:style-name="P3">Tu as pas d’autres critères de choix ?</text:p>
      <text:p text:style-name="P6">Non franchement pas du tout non.</text:p>
      <text:p text:style-name="P3">C’est juste la distance ?</text:p>
      <text:p text:style-name="P6">Oui !</text:p>
      <text:p text:style-name="P3">Tu en utilises d’autres où c’est toujours celle-ci</text:p>
      <text:p text:style-name="P6">Toujours celle là.</text:p>
      <text:p text:style-name="P3">Tu as jamais été confronté àd es problèmes, des difficultés ?</text:p>
      <text:p text:style-name="P6">Des fois elle marche pas c’est tout.</text:p>
      <text:p text:style-name="P3">Elle le dit quand elle marche pas, ou tu mets les sous et tu vois que ça tombe pas ?</text:p>
      <text:p text:style-name="P6">Heuu...je sais plus</text:p>
      <text:p text:style-name="P3">Qu’est-ce que c’est pour toi un bon distributeur ? Ou un mauvais ?</text:p>
      <text:p text:style-name="P6">….les questions elle sont bizarres ?</text:p>
      <text:p text:style-name="P3">Oui c’est vrai. Par exemple tu viens à cette machine, qu’est-ce qui te conviens du coup ?</text:p>
      <text:p text:style-name="P6">Ya ce que je veux dedans...voilà c’est tout.</text:p>
      <text:p text:style-name="P3">Si il n’y avait pas ce que tu voulais, ça ne serait pas une bonne machine ?</text:p>
      <text:p text:style-name="P6">Oui voilà.</text:p>
      <text:p text:style-name="P6"/>
      <text:p text:style-name="P6"/>
      <text:h text:style-name="P2" text:outline-level="1"><text:soft-page-break/>Entretien 2</text:h>
      <text:p text:style-name="P9">*Distributeur de boisson Stendhal*</text:p>
      <text:p text:style-name="P4">Est-ce que tu peux nous parler un peu de ton expérience avec les machines à café ?</text:p>
      <text:p text:style-name="P7">Huuumm, comment ça ?</text:p>
      <text:p text:style-name="P4">Par exemple, comment ça se passe, est-ce que tu viens souvent, pourquoi tu viens ?</text:p>
      <text:p text:style-name="P7">Je l’utilise pour les boissons, pour éviter de boire dans les toilettes. Heuuu après des fois quand les restaurants sont trop pleins ça m’arrive de prendre dans le distributeur de nourriture, des chips ou autres.</text:p>
      <text:p text:style-name="P4">Et pourquoi tu fais ça..sur quels critères ?</text:p>
      <text:p text:style-name="P7">Surtout parce qu’il n’y a pas beaucoup de magasins proches. C’est plus par gain de temps qu’autre chose.</text:p>
      <text:p text:style-name="P4">Tu viens spécialement à celles qui sont ici, ou tu fais un peu…</text:p>
      <text:p text:style-name="P7">Au plus proche je vais</text:p>
      <text:p text:style-name="P4">Tu as pas d’autres critères ?</text:p>
      <text:p text:style-name="P7">Non pas vraiment. De toute façon elles sont toutes similaires alors.</text:p>
      <text:p text:style-name="P7"><text:s text:c="2"/><text:span text:style-name="T3">Si tu les utilises c’est que tu es un peu satisfait du service. Ou pas ?</text:span></text:p>
      <text:p text:style-name="P7">On peut pas vraiment dire qu’il y est de concurrent donc heuu …</text:p>
      <text:p text:style-name="P4">Est-ce que tu penses que qu’il y a des choses améliorables ? Ou des choses pas si males qui t’incitent à consommer dedans ? L’eau, tu pourrais par exemple venir avec une bouteille d’eau</text:p>
      <text:p text:style-name="P7">huum...j’ai pas d’idée..</text:p>
      <text:p text:style-name="P4">Par exemple si n’y avait que de l’eau plate ? Ou que des cocas ?</text:p>
      <text:p text:style-name="P7">Ca changerai rien.</text:p>
      <text:p text:style-name="P4">Est-ce que tu as déjà eu des problèmes ?</text:p>
      <text:p text:style-name="P7">C’est vrai qu’elles sont en panne. Souvent même. Du coup on est obligé d’aller dans d’autres batiments, vérifier si les autres sont..marchent.</text:p>
      <text:p text:style-name="P4">Comment ça marche quand ça marche pas ? Ça te le dit direct, ou tu payes et rien ne vient ?</text:p>
      <text:p text:style-name="P7">Non non non on paye jamais dans le vent. C’est indiqué. Je me suis jamais fait voler.</text:p>
      <text:p text:style-name="P5">Quelque chose à rajouter ?</text:p>
      <text:p text:style-name="P8">N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1T08:29:25.548743191</meta:creation-date>
    <dc:date>2025-02-21T08:44:36.359693581</dc:date>
    <meta:editing-duration>PT15M10S</meta:editing-duration>
    <meta:editing-cycles>3</meta:editing-cycles>
    <meta:generator>LibreOffice/7.4.7.2$Linux_X86_64 LibreOffice_project/40$Build-2</meta:generator>
    <meta:document-statistic meta:table-count="0" meta:image-count="0" meta:object-count="0" meta:page-count="2" meta:paragraph-count="47" meta:word-count="502" meta:character-count="2657" meta:non-whitespace-character-count="2199"/>
  </office:meta>
</office:document-meta>
</file>